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 = 0.1</text:p>
          </table:table-cell>
          <table:table-cell table:number-columns-repeated="4"/>
          <table:table-cell office:value-type="string" calcext:value-type="string">
            <text:p>H = 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Forward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.1139" calcext:value-type="float">
            <text:p>1.1139</text:p>
          </table:table-cell>
          <table:table-cell office:value-type="float" office:value="1.19627" calcext:value-type="float">
            <text:p>1.19627</text:p>
          </table:table-cell>
          <table:table-cell office:value-type="float" office:value="0.581654" calcext:value-type="float">
            <text:p>0.581654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1.09125" calcext:value-type="float">
            <text:p>1.09125</text:p>
          </table:table-cell>
          <table:table-cell office:value-type="float" office:value="1.16602" calcext:value-type="float">
            <text:p>1.16602</text:p>
          </table:table-cell>
          <table:table-cell office:value-type="float" office:value="0.549617" calcext:value-type="float">
            <text:p>0.54961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418346" calcext:value-type="float">
            <text:p>0.418346</text:p>
          </table:table-cell>
          <table:table-cell office:value-type="float" office:value="0" calcext:value-type="float">
            <text:p>0</text:p>
          </table:table-cell>
          <table:table-cell office:value-type="float" office:value="-0.113905" calcext:value-type="float">
            <text:p>-0.113905</text:p>
          </table:table-cell>
          <table:table-cell/>
          <table:table-cell office:value-type="string" calcext:value-type="string">
            <text:p>Min</text:p>
          </table:table-cell>
          <table:table-cell office:value-type="float" office:value="0.450383" calcext:value-type="float">
            <text:p>0.450383</text:p>
          </table:table-cell>
          <table:table-cell office:value-type="float" office:value="0" calcext:value-type="float">
            <text:p>0</text:p>
          </table:table-cell>
          <table:table-cell office:value-type="float" office:value="-0.0912488" calcext:value-type="float">
            <text:p>-0.091248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ackward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Backward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.07026" calcext:value-type="float">
            <text:p>1.07026</text:p>
          </table:table-cell>
          <table:table-cell office:value-type="float" office:value="1.13651" calcext:value-type="float">
            <text:p>1.13651</text:p>
          </table:table-cell>
          <table:table-cell office:value-type="float" office:value="0.515275" calcext:value-type="float">
            <text:p>0.515275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1.08694" calcext:value-type="float">
            <text:p>1.08694</text:p>
          </table:table-cell>
          <table:table-cell office:value-type="float" office:value="1.16011" calcext:value-type="float">
            <text:p>1.16011</text:p>
          </table:table-cell>
          <table:table-cell office:value-type="float" office:value="0.543012" calcext:value-type="float">
            <text:p>0.54301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484725" calcext:value-type="float">
            <text:p>0.484725</text:p>
          </table:table-cell>
          <table:table-cell office:value-type="float" office:value="0" calcext:value-type="float">
            <text:p>0</text:p>
          </table:table-cell>
          <table:table-cell office:value-type="float" office:value="-0.0702564" calcext:value-type="float">
            <text:p>-0.0702564</text:p>
          </table:table-cell>
          <table:table-cell/>
          <table:table-cell office:value-type="string" calcext:value-type="string">
            <text:p>Min</text:p>
          </table:table-cell>
          <table:table-cell office:value-type="float" office:value="0.456988" calcext:value-type="float">
            <text:p>0.456988</text:p>
          </table:table-cell>
          <table:table-cell office:value-type="float" office:value="0" calcext:value-type="float">
            <text:p>0</text:p>
          </table:table-cell>
          <table:table-cell office:value-type="float" office:value="-0.0869399" calcext:value-type="float">
            <text:p>-0.086939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rap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Trap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.08936" calcext:value-type="float">
            <text:p>1.08936</text:p>
          </table:table-cell>
          <table:table-cell office:value-type="float" office:value="1.16346" calcext:value-type="float">
            <text:p>1.16346</text:p>
          </table:table-cell>
          <table:table-cell office:value-type="float" office:value="0.546816" calcext:value-type="float">
            <text:p>0.546816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1.08907" calcext:value-type="float">
            <text:p>1.08907</text:p>
          </table:table-cell>
          <table:table-cell office:value-type="float" office:value="1.16304" calcext:value-type="float">
            <text:p>1.16304</text:p>
          </table:table-cell>
          <table:table-cell office:value-type="float" office:value="0.546298" calcext:value-type="float">
            <text:p>0.54629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453184" calcext:value-type="float">
            <text:p>0.453184</text:p>
          </table:table-cell>
          <table:table-cell office:value-type="float" office:value="0" calcext:value-type="float">
            <text:p>0</text:p>
          </table:table-cell>
          <table:table-cell office:value-type="float" office:value="-0.0893592" calcext:value-type="float">
            <text:p>-0.0893592</text:p>
          </table:table-cell>
          <table:table-cell/>
          <table:table-cell office:value-type="string" calcext:value-type="string">
            <text:p>Min</text:p>
          </table:table-cell>
          <table:table-cell office:value-type="float" office:value="0.453702" calcext:value-type="float">
            <text:p>0.453702</text:p>
          </table:table-cell>
          <table:table-cell office:value-type="float" office:value="0" calcext:value-type="float">
            <text:p>0</text:p>
          </table:table-cell>
          <table:table-cell office:value-type="float" office:value="-0.0890672" calcext:value-type="float">
            <text:p>-0.08906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5:47:50.356016058</meta:creation-date>
    <dc:date>2017-05-23T15:54:24.640701721</dc:date>
    <meta:editing-duration>PT6M34S</meta:editing-duration>
    <meta:editing-cycles>1</meta:editing-cycles>
    <meta:document-statistic meta:table-count="1" meta:cell-count="74" meta:object-count="0"/>
    <meta:generator>LibreOffice/5.1.6.2$Linux_X86_64 LibreOffice_project/10m0$Build-2</meta:generator>
  </office:meta>
</office:document-meta>
</file>